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5.844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214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3.5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b2b2b2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1" style:family="table-cell" style:parent-style-name="Default">
      <style:table-cell-properties fo:background-color="transparent" fo:border="0.06pt solid #b2b2b2"/>
      <style:map style:condition="cell-content()=&quot;BS&quot;" style:apply-style-name="Neutral" style:base-cell-address="'Saatgut Bestellung'.D2"/>
      <style:map style:condition="cell-content()=&quot;BB&quot;" style:apply-style-name="Good" style:base-cell-address="'Saatgut Bestellung'.D2"/>
    </style:style>
    <style:style style:name="ce15" style:family="table-cell" style:parent-style-name="Default"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b2b2b2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 style:data-style-name="N110">
      <style:table-cell-properties fo:background-color="#b2b2b2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99" fo:border="0.06pt solid #b2b2b2"/>
    </style:style>
    <style:style style:name="ce2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aatgut Bestellung" table:style-name="ta1" table:print-ranges="'Saatgut Bestellung'.A2:'Saatgut Bestellung'.F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50" table:default-cell-style-name="Default"/>
        <table:table-header-rows>
          <table:table-row table:style-name="ro1">
            <table:table-cell table:style-name="ce5" office:value-type="string" calcext:value-type="string">
              <text:p>Art</text:p>
            </table:table-cell>
            <table:table-cell table:style-name="ce5" office:value-type="string" calcext:value-type="string">
              <text:p>Sorte</text:p>
            </table:table-cell>
            <table:table-cell table:style-name="ce5" office:value-type="string" calcext:value-type="string">
              <text:p>Herkunft</text:p>
            </table:table-cell>
            <table:table-cell table:style-name="ce9" office:value-type="string" calcext:value-type="string">
              <text:p>BS</text:p>
            </table:table-cell>
            <table:table-cell table:style-name="ce18" office:value-type="string" calcext:value-type="string">
              <text:p>Menge</text:p>
            </table:table-cell>
            <table:table-cell table:style-name="ce5" office:value-type="string" calcext:value-type="string">
              <text:p>EH</text:p>
            </table:table-cell>
            <table:table-cell table:style-name="ce5" office:value-type="string" calcext:value-type="string">
              <text:p>TKG</text:p>
            </table:table-cell>
            <table:table-cell table:style-name="ce5" office:value-type="string" calcext:value-type="string">
              <text:p>g</text:p>
            </table:table-cell>
            <table:table-cell table:style-name="ce5" office:value-type="string" calcext:value-type="string">
              <text:p>Korn</text:p>
            </table:table-cell>
            <table:table-cell table:style-name="ce2" office:value-type="string" calcext:value-type="string">
              <text:p>EK</text:p>
            </table:table-cell>
            <table:table-cell table:style-name="ce2" office:value-type="string" calcext:value-type="string">
              <text:p>TK Preis</text:p>
            </table:table-cell>
            <table:table-cell table:style-name="ce5" office:value-type="string" calcext:value-type="string">
              <text:p>Herkunft alternativ</text:p>
            </table:table-cell>
            <table:table-cell table:number-columns-repeated="50"/>
          </table:table-row>
        </table:table-header-rows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Bilk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3600" calcext:value-type="float">
            <text:p>36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]=&quot;K&quot;;IF([.E2]&lt;&gt;&quot;BESTAND&quot;;[.E2]*[.G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Granat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1800" calcext:value-type="float">
            <text:p>18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]=&quot;K&quot;;IF([.E3]&lt;&gt;&quot;BESTAND&quot;;[.E3]*[.G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Leonard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4]=&quot;K&quot;;IF([.E4]&lt;&gt;&quot;BESTAND&quot;;[.E4]*[.G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Endivie</text:p>
          </table:table-cell>
          <table:table-cell table:style-name="ce7" office:value-type="string" calcext:value-type="string">
            <text:p>Nuanc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]=&quot;K&quot;;IF([.E5]&lt;&gt;&quot;BESTAND&quot;;[.E5]*[.G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Uran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6]=&quot;K&quot;;IF([.E6]&lt;&gt;&quot;BESTAND&quot;;[.E6]*[.G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Virt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]=&quot;K&quot;;IF([.E7]&lt;&gt;&quot;BESTAND&quot;;[.E7]*[.G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k Choi</text:p>
          </table:table-cell>
          <table:table-cell table:style-name="ce7" office:value-type="string" calcext:value-type="string">
            <text:p>Yang Quing Cho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8]=&quot;K&quot;;IF([.E8]&lt;&gt;&quot;BESTAND&quot;;[.E8]*[.G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Green Oaking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9]=&quot;K&quot;;IF([.E9]&lt;&gt;&quot;BESTAND&quot;;[.E9]*[.G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Rot, Diablotin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10]=&quot;K&quot;;IF([.E10]&lt;&gt;&quot;BESTAND&quot;;[.E10]*[.G10]/1000;&quot;&quot;);&quot;&quot;)">
            <text:p/>
          </table:table-cell>
          <table:table-cell table:style-name="ce14" table:number-columns-repeated="54"/>
        </table:table-row>
        <table:table-row table:style-name="ro1" table:number-rows-repeated="1048565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'Saatgut Bestellung'.D2:'Saatgut Bestellung'.D10">
            <calcext:condition calcext:apply-style-name="Neutral" calcext:value="=&quot;BS&quot;" calcext:base-cell-address="'Saatgut Bestellung'.D2"/>
            <calcext:condition calcext:apply-style-name="Good" calcext:value="=&quot;BB&quot;" calcext:base-cell-address="'Saatgut Bestellung'.D2"/>
          </calcext:conditional-format>
          <calcext:conditional-format calcext:target-range-address="'Saatgut Bestellung'.D1:'Saatgut Bestellung'.D1048576">
            <calcext:condition calcext:apply-style-name="Accent 2" calcext:value="=&quot;BB&quot;" calcext:base-cell-address="'Saatgut Bestellung'.D1"/>
            <calcext:condition calcext:apply-style-name="Neutral" calcext:value="=&quot;BS&quot;" calcext:base-cell-address="'Saatgut Bestellung'.D1"/>
            <calcext:condition calcext:apply-style-name="Error" calcext:value="=&quot;&quot;" calcext:base-cell-address="'Saatgut Bestellung'.D1"/>
            <calcext:condition calcext:apply-style-name="Note" calcext:value="=ok" calcext:base-cell-address="'Saatgut Bestellung'.D1"/>
            <calcext:condition calcext:apply-style-name="Bad" calcext:value="=&quot;XX&quot;" calcext:base-cell-address="'Saatgut Bestellung'.D1"/>
            <calcext:condition calcext:apply-style-name="Accent 1" calcext:value="=&quot;VLT&quot;" calcext:base-cell-address="'Saatgut Bestellung'.D1"/>
          </calcext:conditional-format>
        </calcext:conditional-formats>
      </table:table>
      <table:table table:name="Lieferanten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amen</text:p>
          </table:table-cell>
          <table:table-cell table:style-name="ce27"/>
        </table:table-row>
        <table:table-row table:style-name="ro1">
          <table:table-cell office:value-type="string" calcext:value-type="string">
            <text:p>Austrosaa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ingenheim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aflora</text:p>
          </table:table-cell>
          <table:table-cell/>
        </table:table-row>
        <table:table-row table:style-name="ro1">
          <table:table-cell office:value-type="string" calcext:value-type="string">
            <text:p>Dreschfleg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il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rina Zacharias</text:p>
          </table:table-cell>
          <table:table-cell/>
        </table:table-row>
        <table:table-row table:style-name="ro1">
          <table:table-cell office:value-type="string" calcext:value-type="string">
            <text:p>kokopelli</text:p>
          </table:table-cell>
          <table:table-cell/>
        </table:table-row>
        <table:table-row table:style-name="ro1">
          <table:table-cell office:value-type="string" calcext:value-type="string">
            <text:p>Maier</text:p>
          </table:table-cell>
          <table:table-cell/>
        </table:table-row>
        <table:table-row table:style-name="ro1">
          <table:table-cell office:value-type="string" calcext:value-type="string">
            <text:p>Ochsenherz</text:p>
          </table:table-cell>
          <table:table-cell/>
        </table:table-row>
        <table:table-row table:style-name="ro1">
          <table:table-cell office:value-type="string" calcext:value-type="string">
            <text:p>Reinsaat</text:p>
          </table:table-cell>
          <table:table-cell/>
        </table:table-row>
        <table:table-row table:style-name="ro1">
          <table:table-cell office:value-type="string" calcext:value-type="string">
            <text:p>saemereien.ch</text:p>
          </table:table-cell>
          <table:table-cell office:value-type="string" calcext:value-type="string">
            <text:p>GEHT NET MERH</text:p>
          </table:table-cell>
        </table:table-row>
        <table:table-row table:style-name="ro1">
          <table:table-cell office:value-type="string" calcext:value-type="string">
            <text:p>Sigei Samensurium</text:p>
          </table:table-cell>
          <table:table-cell/>
        </table:table-row>
        <table:table-row table:style-name="ro1">
          <table:table-cell office:value-type="string" calcext:value-type="string">
            <text:p>Mopeppers</text:p>
          </table:table-cell>
          <table:table-cell/>
        </table:table-row>
        <table:table-row table:style-name="ro1">
          <table:table-cell office:value-type="string" calcext:value-type="string">
            <text:p>Bio-saatgut.de</text:p>
          </table:table-cell>
          <table:table-cell/>
        </table:table-row>
        <table:table-row table:style-name="ro1">
          <table:table-cell office:value-type="string" calcext:value-type="string">
            <text:p>Christian Herb</text:p>
          </table:table-cell>
          <table:table-cell/>
        </table:table-row>
        <table:table-row table:style-name="ro1">
          <table:table-cell office:value-type="string" calcext:value-type="string">
            <text:p>Botanik Saemereien</text:p>
          </table:table-cell>
          <table:table-cell/>
        </table:table-row>
        <table:table-row table:style-name="ro1">
          <table:table-cell table:style-name="ce26" office:value-type="string" calcext:value-type="string">
            <text:p>goldberg-gartenschatz.com</text:p>
          </table:table-cell>
          <table:table-cell office:value-type="string" calcext:value-type="string">
            <text:p>FÜR NIX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Erdäpfel</text:p>
          </table:table-cell>
          <table:table-cell table:style-name="ce27"/>
        </table:table-row>
        <table:table-row table:style-name="ro1">
          <table:table-cell office:value-type="string" calcext:value-type="string">
            <text:p>Hobiger</text:p>
          </table:table-cell>
          <table:table-cell/>
        </table:table-row>
        <table:table-row table:style-name="ro1">
          <table:table-cell office:value-type="string" calcext:value-type="string">
            <text:p>Kargl</text:p>
          </table:table-cell>
          <table:table-cell/>
        </table:table-row>
      </table:table>
      <table:named-expressions/>
      <table:database-ranges>
        <table:database-range table:name="__Anonymous_Sheet_DB__0" table:target-range-address="'Saatgut Bestellung'.A1:'Saatgut Bestellung'.L10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<text:date style:data-style-name="N2" text:date-value="2021-05-30">00.00.0000</text:date><text:s/><text:time style:data-style-name="N2" text:time-value="14:33:52.293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.00.0000</text:date>, <text:time style:data-style-name="N2" text:time-value="14:33:52.2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Scharler</meta:initial-creator>
    <meta:creation-date>2018-01-08T17:20:11.283000000</meta:creation-date>
    <meta:generator>LibreOffice/7.1.2.2$Windows_X86_64 LibreOffice_project/8a45595d069ef5570103caea1b71cc9d82b2aae4</meta:generator>
    <dc:date>2021-05-30T14:08:26.481000000</dc:date>
    <meta:editing-duration>P3DT2H10M34S</meta:editing-duration>
    <meta:editing-cycles>162</meta:editing-cycles>
    <meta:printed-by>Thomas Scharler</meta:printed-by>
    <meta:print-date>2020-06-17T19:57:53.206000000</meta:print-date>
    <meta:document-statistic meta:table-count="2" meta:cell-count="99" meta:object-count="0"/>
  </office:meta>
</office:document-meta>
</file>